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vid Morris</text:p>
      <text:p text:style-name="Standard">Computer Security</text:p>
      <text:p text:style-name="Standard">Assignment 1</text:p>
      <text:p text:style-name="Standard">Due: February 19, 2015</text:p>
      <text:p text:style-name="Standard"></text:p>
      <text:p text:style-name="Standard">1:</text:p>
      <text:p text:style-name="Standard"><text:tab/>A = 11</text:p>
      <text:p text:style-name="Standard"><text:tab/>B = 6</text:p>
      <text:p text:style-name="Standard"><text:tab/>CryptText: QJKES REOGH GXXRE OXEO</text:p>
      <text:p text:style-name="Standard"><text:tab/>PlainText: IFYOU BOWAT ALLBO WLOW</text:p>
      <text:p text:style-name="Standard"><text:tab/>Decyphered: If You Bow At All Bow Low</text:p>
      <text:p text:style-name="Standard"/>
      <text:p text:style-name="Standard">2:</text:p>
      <text:p text:style-name="P1">A:</text:p>
      <text:p text:style-name="P1">L1 = R0</text:p>
      <text:p text:style-name="P1">R1 = (L0 ^+ 0)</text:p>
      <text:p text:style-name="P1"></text:p>
      <text:p text:style-name="P1">L2 = (L0 ^+ 0)</text:p>
      <text:p text:style-name="P1">R2 = (R0 ^+ 0)</text:p>
      <text:p text:style-name="P1"></text:p>
      <text:p text:style-name="P1">L3 = (R0 ^+ 0)</text:p>
      <text:p text:style-name="P1">R3 = ((L0 ^+ 0) ^+ 0)</text:p>
      <text:p text:style-name="P1"></text:p>
      <text:p text:style-name="P1">L4 = ((L0 ^+ 0) ^+ 0)</text:p>
      <text:p text:style-name="P1">R4 = ((R0 ^+ 0) ^+ 0)</text:p>
      <text:p text:style-name="P1"></text:p>
      <text:p text:style-name="P1">C = (((L0 ^+ 0) ^+ 0), ((R0 ^+ 0) ^+ 0))</text:p>
      <text:p text:style-name="P1"></text:p>
      <text:p text:style-name="P1">B:</text:p>
      <text:p text:style-name="P1">L1 = R0</text:p>
      <text:p text:style-name="P1">R1 = (L0 ^+ R0)</text:p>
      <text:p text:style-name="P1"></text:p>
      <text:p text:style-name="P1">L2 = (L0 ^+ R0)</text:p>
      <text:p text:style-name="P1">R2 = (R0 ^+ (L0 ^+ R0))</text:p>
      <text:p text:style-name="P1"></text:p>
      <text:p text:style-name="P1">L3 = (R0 ^+ (L0 ^+ R0))</text:p>
      <text:p text:style-name="P1">R3 = ((L0 ^+ R0) ^+ (R0 ^+ (L0 ^+ R0)))</text:p>
      <text:p text:style-name="P1"></text:p>
      <text:p text:style-name="P1">L4 = ((L0 ^+ R0) ^+ (R0 ^+ (L0 ^+ R0)))</text:p>
      <text:p text:style-name="P1">R4 = ((R0 ^+ (L0 ^+ R0)) ^+ ((L0 ^+ R0) ^+ (R0 ^+ (L0 ^+ R0))))</text:p>
      <text:p text:style-name="P1"></text:p>
      <text:p text:style-name="P1">C = (((L0 ^+ R0) ^+ (R0 ^+ (L0 ^+ R0))),((R0 ^+ (L0 ^+ R0)) ^+ ((L0 ^+ R0) ^+ (R0 ^+ (L0 ^+ R0)))))</text:p>
      <text:p text:style-name="P1"></text:p>
      <text:p text:style-name="P1"></text:p>
      <text:p text:style-name="P1"></text:p>
      <text:p text:style-name="P1">C:</text:p>
      <text:p text:style-name="P1">L1 = R0</text:p>
      <text:p text:style-name="P1">R1 = (L0 ^+ K1)</text:p>
      <text:p text:style-name="P1"><text:soft-page-break/></text:p>
      <text:p text:style-name="P1">L2 = (L0 ^+ K1)</text:p>
      <text:p text:style-name="P1">R2 = (R0 ^+ K2)</text:p>
      <text:p text:style-name="P1"></text:p>
      <text:p text:style-name="P1">L3 = (R0 ^+ K2)</text:p>
      <text:p text:style-name="P1">R3 = ((L0 ^+ K1) ^+ K3)</text:p>
      <text:p text:style-name="P1"></text:p>
      <text:p text:style-name="P1">L4 = ((L0 ^+ K1) ^+ K3)</text:p>
      <text:p text:style-name="P1">R4 = ((R0 ^+ K2) ^+ K4)</text:p>
      <text:p text:style-name="P1"></text:p>
      <text:p text:style-name="P1">C = (((L0 ^+ K1) ^+ K3),((R0 ^+ K2) ^+ K4))</text:p>
      <text:p text:style-name="P1"></text:p>
      <text:p text:style-name="P1">D:</text:p>
      <text:p text:style-name="P1">L1 = R0</text:p>
      <text:p text:style-name="P1">R1 = (L0 ^+ (R0 ^+ K1))</text:p>
      <text:p text:style-name="P1"></text:p>
      <text:p text:style-name="P1">L2 = (L0 ^+ (R0 ^+ K1))</text:p>
      <text:p text:style-name="P1">R2 = (R0 ^+ ((L0 ^+ (R0 ^+ K1)) ^+ K2))</text:p>
      <text:p text:style-name="P1"></text:p>
      <text:p text:style-name="P1">L3 = (R0 ^+ ((L0 ^+ (R0 ^+ K1)) ^+ K2))</text:p>
      <text:p text:style-name="P1">R3 = ((L0 ^+ (R0 ^+ K1)) ^+ ((R0 ^+ ((L0 ^+ (R0 ^+ K1)) ^+ K2)) ^+ K3))</text:p>
      <text:p text:style-name="P1"></text:p>
      <text:p text:style-name="P1">L4 = ((L0 ^+ (R0 ^+ K1)) ^+ ((R0 ^+ ((L0 ^+ (R0 ^+ K1)) ^+ K2)) ^+ K3))</text:p>
      <text:p text:style-name="P1">R4 = ((R0 ^+ ((L0 ^+ (R0 ^+ K1)) ^+ K2)) ^+ (((L0 ^+ (R0 ^+ K1)) ^+ ((R0 ^+ ((L0 ^+ (R0 ^+ K1)) ^+ K2)) ^+ K3)) ^+ K4))</text:p>
      <text:p text:style-name="P1"></text:p>
      <text:p text:style-name="P1">C = (((L0 ^+ (R0 ^+ K1)) ^+ ((R0 ^+ ((L0 ^+ (R0 ^+ K1)) ^+ K2)) ^+ K3)),((R0 ^+ ((L0 ^+ (R0 ^+ K1)) ^+ K2)) ^+ (((L0 ^+ (R0 ^+ K1)) ^+ ((R0 ^+ ((L0 ^+ (R0 ^+ K1)) ^+ K2)) ^+ K3)) ^+ K4)))</text:p>
      <text:p text:style-name="P2">3:</text:p>
      <text:p text:style-name="P1">P0 = IV ^+ D(C0,K),</text:p>
      <text:p text:style-name="P1">P1 = P0 ^+ D(C1,K),</text:p>
      <text:p text:style-name="P1">P2 = P1 ^+ D(C2,K),</text:p>
      <text:p text:style-name="P1">...</text:p>
      <text:p text:style-name="P1"></text:p>
      <text:p text:style-name="P1">CBC Mode can encrypt the same plaintext(in different positions) to different ciphertext</text:p>
      <text:p text:style-name="P1">Even if the encryption process garbles one block, with the correct keys the cipher will only lose two blocks, and everything after that will still be vali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Morris</meta:initial-creator>
    <meta:creation-date>2015-02-19T14:45:58</meta:creation-date>
    <dc:date>2015-02-19T14:48:08</dc:date>
    <dc:creator>David Morris</dc:creator>
    <meta:editing-duration>PT52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2" meta:paragraph-count="81" meta:word-count="453" meta:character-count="1824" meta:non-whitespace-character-count="1346"/>
  </office:meta>
</office:document-meta>
</file>